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117.89pt"/>
    </style:style>
    <style:style style:name="co3" style:family="table-column">
      <style:table-column-properties fo:break-before="auto" style:column-width="122.6pt"/>
    </style:style>
    <style:style style:name="co4" style:family="table-column">
      <style:table-column-properties fo:break-before="auto" style:column-width="130.56pt"/>
    </style:style>
    <style:style style:name="co5" style:family="table-column">
      <style:table-column-properties fo:break-before="auto" style:column-width="135.24pt"/>
    </style:style>
    <style:style style:name="co6" style:family="table-column">
      <style:table-column-properties fo:break-before="auto" style:column-width="134.31pt"/>
    </style:style>
    <style:style style:name="co7" style:family="table-column">
      <style:table-column-properties fo:break-before="auto" style:column-width="139.01pt"/>
    </style:style>
    <style:style style:name="co8" style:family="table-column">
      <style:table-column-properties fo:break-before="auto" style:column-width="112.76pt"/>
    </style:style>
    <style:style style:name="co9" style:family="table-column">
      <style:table-column-properties fo:break-before="auto" style:column-width="117.44pt"/>
    </style:style>
    <style:style style:name="co10" style:family="table-column">
      <style:table-column-properties fo:break-before="auto" style:column-width="151.14pt"/>
    </style:style>
    <style:style style:name="co11" style:family="table-column">
      <style:table-column-properties fo:break-before="auto" style:column-width="155.7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stat_memcached" table:style-name="ta1">
        <table:shapes>
          <draw:frame draw:z-index="0" draw:style-name="gr1" draw:text-style-name="P1" svg:width="453.51pt" svg:height="255.09pt" svg:x="0pt" svg:y="125.6pt">
            <loext:p draw:notify-on-update-of-ranges="dstat_memcached.A1:dstat_memcached.A1 dstat_memcached.A2:dstat_memcached.A12 dstat_memcached.B1:dstat_memcached.B1 dstat_memcached.B2:dstat_memcached.B12 dstat_memcached.C1:dstat_memcached.C1 dstat_memcached.C2:dstat_memcached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8.14pt" svg:y="274.96pt">
            <loext:p draw:notify-on-update-of-ranges="dstat_memcached.A1:dstat_memcached.A1 dstat_memcached.A2:dstat_memcached.A12 dstat_memcached.D1:dstat_memcached.D1 dstat_memcached.D2:dstat_memcached.D12 dstat_memcached.E1:dstat_memcached.E1 dstat_memcached.E2:dstat_memcached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78.41pt" svg:y="123.73pt">
            <loext:p draw:notify-on-update-of-ranges="dstat_memcached.A1:dstat_memcached.A1 dstat_memcached.A2:dstat_memcached.A12 dstat_memcached.F1:dstat_memcached.F1 dstat_memcached.F2:dstat_memcached.F12 dstat_memcached.G1:dstat_memcached.G1 dstat_memcached.G2:dstat_memcached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58.42pt" svg:y="271.16pt">
            <loext:p draw:notify-on-update-of-ranges="dstat_memcached.A1:dstat_memcached.A1 dstat_memcached.A2:dstat_memcached.A12 dstat_memcached.H1:dstat_memcached.H1 dstat_memcached.H2:dstat_memcached.H12 dstat_memcached.I1:dstat_memcached.I1 dstat_memcached.I2:dstat_memcached.I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148.8pt" svg:y="109.98pt">
            <loext:p draw:notify-on-update-of-ranges="dstat_memcached.A1:dstat_memcached.A1 dstat_memcached.A2:dstat_memcached.A12 dstat_memcached.J1:dstat_memcached.J1 dstat_memcached.J2:dstat_memcached.J12 dstat_memcached.K1:dstat_memcached.K1 dstat_memcached.K2:dstat_memcached.K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User CPU - READ-ONLY</text:p>
          </table:table-cell>
          <table:table-cell office:value-type="string" calcext:value-type="string">
            <text:p>User CPU - WRITE-ONLY</text:p>
          </table:table-cell>
          <table:table-cell office:value-type="string" calcext:value-type="string">
            <text:p>System CPU - READ-ONLY</text:p>
          </table:table-cell>
          <table:table-cell office:value-type="string" calcext:value-type="string">
            <text:p>System CPU - WRITE-ONLY</text:p>
          </table:table-cell>
          <table:table-cell office:value-type="string" calcext:value-type="string">
            <text:p>Net-Received - READ-ONLY</text:p>
          </table:table-cell>
          <table:table-cell office:value-type="string" calcext:value-type="string">
            <text:p>Net-Received - WRITE-ONLY</text:p>
          </table:table-cell>
          <table:table-cell office:value-type="string" calcext:value-type="string">
            <text:p>Net-Sent - READ-ONLY</text:p>
          </table:table-cell>
          <table:table-cell office:value-type="string" calcext:value-type="string">
            <text:p>Net-Sent - WRITE-ONLY</text:p>
          </table:table-cell>
          <table:table-cell office:value-type="string" calcext:value-type="string">
            <text:p>Context Switches - READ-ONLY</text:p>
          </table:table-cell>
          <table:table-cell office:value-type="string" calcext:value-type="string">
            <text:p>Context Switches - WRITE-ON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9571014493" calcext:value-type="float">
            <text:p>2.3957101449</text:p>
          </table:table-cell>
          <table:table-cell office:value-type="float" office:value="3.57778985507" calcext:value-type="float">
            <text:p>3.5777898551</text:p>
          </table:table-cell>
          <table:table-cell office:value-type="float" office:value="5.09575724638" calcext:value-type="float">
            <text:p>5.0957572464</text:p>
          </table:table-cell>
          <table:table-cell office:value-type="float" office:value="5.05508333333" calcext:value-type="float">
            <text:p>5.0550833333</text:p>
          </table:table-cell>
          <table:table-cell office:value-type="float" office:value="440403.717391" calcext:value-type="float">
            <text:p>440403.717391</text:p>
          </table:table-cell>
          <table:table-cell office:value-type="float" office:value="6036643.13768" calcext:value-type="float">
            <text:p>6036643.13768</text:p>
          </table:table-cell>
          <table:table-cell office:value-type="float" office:value="5898712.70652" calcext:value-type="float">
            <text:p>5898712.70652</text:p>
          </table:table-cell>
          <table:table-cell office:value-type="float" office:value="398353.811594" calcext:value-type="float">
            <text:p>398353.811594</text:p>
          </table:table-cell>
          <table:table-cell office:value-type="float" office:value="5314.59632971" calcext:value-type="float">
            <text:p>5314.59632971</text:p>
          </table:table-cell>
          <table:table-cell office:value-type="float" office:value="5366.07980435" calcext:value-type="float">
            <text:p>5366.079804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4880797101" calcext:value-type="float">
            <text:p>2.448807971</text:p>
          </table:table-cell>
          <table:table-cell office:value-type="float" office:value="6.43005434783" calcext:value-type="float">
            <text:p>6.4300543478</text:p>
          </table:table-cell>
          <table:table-cell office:value-type="float" office:value="5.79615942029" calcext:value-type="float">
            <text:p>5.7961594203</text:p>
          </table:table-cell>
          <table:table-cell office:value-type="float" office:value="9.43615942029" calcext:value-type="float">
            <text:p>9.4361594203</text:p>
          </table:table-cell>
          <table:table-cell office:value-type="float" office:value="913590.195652" calcext:value-type="float">
            <text:p>913590.195652</text:p>
          </table:table-cell>
          <table:table-cell office:value-type="float" office:value="19961488.4819" calcext:value-type="float">
            <text:p>19961488.4819</text:p>
          </table:table-cell>
          <table:table-cell office:value-type="float" office:value="12237039.1703" calcext:value-type="float">
            <text:p>12237039.1703</text:p>
          </table:table-cell>
          <table:table-cell office:value-type="float" office:value="1316446.16304" calcext:value-type="float">
            <text:p>1316446.16304</text:p>
          </table:table-cell>
          <table:table-cell office:value-type="float" office:value="2518.20687681" calcext:value-type="float">
            <text:p>2518.20687681</text:p>
          </table:table-cell>
          <table:table-cell office:value-type="float" office:value="4099.22655797" calcext:value-type="float">
            <text:p>4099.22655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0089492754" calcext:value-type="float">
            <text:p>2.3008949275</text:p>
          </table:table-cell>
          <table:table-cell office:value-type="float" office:value="10.2637137681" calcext:value-type="float">
            <text:p>10.2637137681</text:p>
          </table:table-cell>
          <table:table-cell office:value-type="float" office:value="5.4977173913" calcext:value-type="float">
            <text:p>5.4977173913</text:p>
          </table:table-cell>
          <table:table-cell office:value-type="float" office:value="13.8725688406" calcext:value-type="float">
            <text:p>13.8725688406</text:p>
          </table:table-cell>
          <table:table-cell office:value-type="float" office:value="914339.362319" calcext:value-type="float">
            <text:p>914339.362319</text:p>
          </table:table-cell>
          <table:table-cell office:value-type="float" office:value="21528723.7174" calcext:value-type="float">
            <text:p>21528723.7174</text:p>
          </table:table-cell>
          <table:table-cell office:value-type="float" office:value="12245920.8696" calcext:value-type="float">
            <text:p>12245920.8696</text:p>
          </table:table-cell>
          <table:table-cell office:value-type="float" office:value="1419790.99275" calcext:value-type="float">
            <text:p>1419790.99275</text:p>
          </table:table-cell>
          <table:table-cell office:value-type="float" office:value="1766.64795652" calcext:value-type="float">
            <text:p>1766.64795652</text:p>
          </table:table-cell>
          <table:table-cell office:value-type="float" office:value="2899.08514493" calcext:value-type="float">
            <text:p>2899.085144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7068115942" calcext:value-type="float">
            <text:p>2.2706811594</text:p>
          </table:table-cell>
          <table:table-cell office:value-type="float" office:value="13.4331413043" calcext:value-type="float">
            <text:p>13.4331413043</text:p>
          </table:table-cell>
          <table:table-cell office:value-type="float" office:value="5.41656521739" calcext:value-type="float">
            <text:p>5.4165652174</text:p>
          </table:table-cell>
          <table:table-cell office:value-type="float" office:value="17.9275181159" calcext:value-type="float">
            <text:p>17.9275181159</text:p>
          </table:table-cell>
          <table:table-cell office:value-type="float" office:value="914277.655797" calcext:value-type="float">
            <text:p>914277.655797</text:p>
          </table:table-cell>
          <table:table-cell office:value-type="float" office:value="25925266.9384" calcext:value-type="float">
            <text:p>25925266.9384</text:p>
          </table:table-cell>
          <table:table-cell office:value-type="float" office:value="12243957.971" calcext:value-type="float">
            <text:p>12243957.971</text:p>
          </table:table-cell>
          <table:table-cell office:value-type="float" office:value="1709721.14493" calcext:value-type="float">
            <text:p>1709721.14493</text:p>
          </table:table-cell>
          <table:table-cell office:value-type="float" office:value="1364.33664855" calcext:value-type="float">
            <text:p>1364.33664855</text:p>
          </table:table-cell>
          <table:table-cell office:value-type="float" office:value="2064.64333696" calcext:value-type="float">
            <text:p>2064.643336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8474275362" calcext:value-type="float">
            <text:p>2.2847427536</text:p>
          </table:table-cell>
          <table:table-cell office:value-type="float" office:value="15.0177427536" calcext:value-type="float">
            <text:p>15.0177427536</text:p>
          </table:table-cell>
          <table:table-cell office:value-type="float" office:value="5.37510507246" calcext:value-type="float">
            <text:p>5.3751050725</text:p>
          </table:table-cell>
          <table:table-cell office:value-type="float" office:value="19.9437862319" calcext:value-type="float">
            <text:p>19.9437862319</text:p>
          </table:table-cell>
          <table:table-cell office:value-type="float" office:value="914091.655797" calcext:value-type="float">
            <text:p>914091.655797</text:p>
          </table:table-cell>
          <table:table-cell office:value-type="float" office:value="29628958.1594" calcext:value-type="float">
            <text:p>29628958.1594</text:p>
          </table:table-cell>
          <table:table-cell office:value-type="float" office:value="12241349.7101" calcext:value-type="float">
            <text:p>12241349.7101</text:p>
          </table:table-cell>
          <table:table-cell office:value-type="float" office:value="1953966.83333" calcext:value-type="float">
            <text:p>1953966.83333</text:p>
          </table:table-cell>
          <table:table-cell office:value-type="float" office:value="1208.65000725" calcext:value-type="float">
            <text:p>1208.65000725</text:p>
          </table:table-cell>
          <table:table-cell office:value-type="float" office:value="1746.39008696" calcext:value-type="float">
            <text:p>1746.390086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4895652174" calcext:value-type="float">
            <text:p>2.3489565217</text:p>
          </table:table-cell>
          <table:table-cell office:value-type="float" office:value="15.5139782609" calcext:value-type="float">
            <text:p>15.5139782609</text:p>
          </table:table-cell>
          <table:table-cell office:value-type="float" office:value="5.4527826087" calcext:value-type="float">
            <text:p>5.4527826087</text:p>
          </table:table-cell>
          <table:table-cell office:value-type="float" office:value="20.8013007246" calcext:value-type="float">
            <text:p>20.8013007246</text:p>
          </table:table-cell>
          <table:table-cell office:value-type="float" office:value="915347.931159" calcext:value-type="float">
            <text:p>915347.931159</text:p>
          </table:table-cell>
          <table:table-cell office:value-type="float" office:value="31383403.0399" calcext:value-type="float">
            <text:p>31383403.0399</text:p>
          </table:table-cell>
          <table:table-cell office:value-type="float" office:value="12256678.413" calcext:value-type="float">
            <text:p>12256678.413</text:p>
          </table:table-cell>
          <table:table-cell office:value-type="float" office:value="2069603.82971" calcext:value-type="float">
            <text:p>2069603.82971</text:p>
          </table:table-cell>
          <table:table-cell office:value-type="float" office:value="1203.64501812" calcext:value-type="float">
            <text:p>1203.64501812</text:p>
          </table:table-cell>
          <table:table-cell office:value-type="float" office:value="1557.24555797" calcext:value-type="float">
            <text:p>1557.245557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26177536232" calcext:value-type="float">
            <text:p>2.2617753623</text:p>
          </table:table-cell>
          <table:table-cell office:value-type="float" office:value="15.688384058" calcext:value-type="float">
            <text:p>15.688384058</text:p>
          </table:table-cell>
          <table:table-cell office:value-type="float" office:value="5.4165" calcext:value-type="float">
            <text:p>5.4165</text:p>
          </table:table-cell>
          <table:table-cell office:value-type="float" office:value="21.3157355072" calcext:value-type="float">
            <text:p>21.3157355072</text:p>
          </table:table-cell>
          <table:table-cell office:value-type="float" office:value="914776.478261" calcext:value-type="float">
            <text:p>914776.478261</text:p>
          </table:table-cell>
          <table:table-cell office:value-type="float" office:value="33539523.6884" calcext:value-type="float">
            <text:p>33539523.6884</text:p>
          </table:table-cell>
          <table:table-cell office:value-type="float" office:value="12248613.6486" calcext:value-type="float">
            <text:p>12248613.6486</text:p>
          </table:table-cell>
          <table:table-cell office:value-type="float" office:value="2211822.87319" calcext:value-type="float">
            <text:p>2211822.87319</text:p>
          </table:table-cell>
          <table:table-cell office:value-type="float" office:value="1299.43580072" calcext:value-type="float">
            <text:p>1299.43580072</text:p>
          </table:table-cell>
          <table:table-cell office:value-type="float" office:value="1324.24511232" calcext:value-type="float">
            <text:p>1324.245112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31807246377" calcext:value-type="float">
            <text:p>2.3180724638</text:p>
          </table:table-cell>
          <table:table-cell office:value-type="float" office:value="15.7390326087" calcext:value-type="float">
            <text:p>15.7390326087</text:p>
          </table:table-cell>
          <table:table-cell office:value-type="float" office:value="5.47828985507" calcext:value-type="float">
            <text:p>5.4782898551</text:p>
          </table:table-cell>
          <table:table-cell office:value-type="float" office:value="21.4058695652" calcext:value-type="float">
            <text:p>21.4058695652</text:p>
          </table:table-cell>
          <table:table-cell office:value-type="float" office:value="906645.416667" calcext:value-type="float">
            <text:p>906645.416667</text:p>
          </table:table-cell>
          <table:table-cell office:value-type="float" office:value="33733662.8007" calcext:value-type="float">
            <text:p>33733662.8007</text:p>
          </table:table-cell>
          <table:table-cell office:value-type="float" office:value="12132409.9928" calcext:value-type="float">
            <text:p>12132409.9928</text:p>
          </table:table-cell>
          <table:table-cell office:value-type="float" office:value="2224670.55435" calcext:value-type="float">
            <text:p>2224670.55435</text:p>
          </table:table-cell>
          <table:table-cell office:value-type="float" office:value="1218.89823188" calcext:value-type="float">
            <text:p>1218.89823188</text:p>
          </table:table-cell>
          <table:table-cell office:value-type="float" office:value="1119.67705435" calcext:value-type="float">
            <text:p>1119.677054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46576895307" calcext:value-type="float">
            <text:p>2.4657689531</text:p>
          </table:table-cell>
          <table:table-cell office:value-type="float" office:value="15.3793913043" calcext:value-type="float">
            <text:p>15.3793913043</text:p>
          </table:table-cell>
          <table:table-cell office:value-type="float" office:value="5.63648375451" calcext:value-type="float">
            <text:p>5.6364837545</text:p>
          </table:table-cell>
          <table:table-cell office:value-type="float" office:value="21.3865217391" calcext:value-type="float">
            <text:p>21.3865217391</text:p>
          </table:table-cell>
          <table:table-cell office:value-type="float" office:value="914270.108303" calcext:value-type="float">
            <text:p>914270.108303</text:p>
          </table:table-cell>
          <table:table-cell office:value-type="float" office:value="36351821.7572" calcext:value-type="float">
            <text:p>36351821.7572</text:p>
          </table:table-cell>
          <table:table-cell office:value-type="float" office:value="12239148.3574" calcext:value-type="float">
            <text:p>12239148.3574</text:p>
          </table:table-cell>
          <table:table-cell office:value-type="float" office:value="2397271.13406" calcext:value-type="float">
            <text:p>2397271.13406</text:p>
          </table:table-cell>
          <table:table-cell office:value-type="float" office:value="1177.30574007" calcext:value-type="float">
            <text:p>1177.30574007</text:p>
          </table:table-cell>
          <table:table-cell office:value-type="float" office:value="573.806257246" calcext:value-type="float">
            <text:p>573.8062572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43191666667" calcext:value-type="float">
            <text:p>2.4319166667</text:p>
          </table:table-cell>
          <table:table-cell office:value-type="float" office:value="14.8801563636" calcext:value-type="float">
            <text:p>14.8801563636</text:p>
          </table:table-cell>
          <table:table-cell office:value-type="float" office:value="5.63938405797" calcext:value-type="float">
            <text:p>5.639384058</text:p>
          </table:table-cell>
          <table:table-cell office:value-type="float" office:value="21.4518618182" calcext:value-type="float">
            <text:p>21.4518618182</text:p>
          </table:table-cell>
          <table:table-cell office:value-type="float" office:value="924037.514493" calcext:value-type="float">
            <text:p>924037.514493</text:p>
          </table:table-cell>
          <table:table-cell office:value-type="float" office:value="37426656.4764" calcext:value-type="float">
            <text:p>37426656.4764</text:p>
          </table:table-cell>
          <table:table-cell office:value-type="float" office:value="12373565.5036" calcext:value-type="float">
            <text:p>12373565.5036</text:p>
          </table:table-cell>
          <table:table-cell office:value-type="float" office:value="2468135.94182" calcext:value-type="float">
            <text:p>2468135.94182</text:p>
          </table:table-cell>
          <table:table-cell office:value-type="float" office:value="1162.47871014" calcext:value-type="float">
            <text:p>1162.47871014</text:p>
          </table:table-cell>
          <table:table-cell office:value-type="float" office:value="341.530545455" calcext:value-type="float">
            <text:p>341.5305454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3935869565" calcext:value-type="float">
            <text:p>2.5393586957</text:p>
          </table:table-cell>
          <table:table-cell office:value-type="float" office:value="14.7036884058" calcext:value-type="float">
            <text:p>14.7036884058</text:p>
          </table:table-cell>
          <table:table-cell office:value-type="float" office:value="5.73226811594" calcext:value-type="float">
            <text:p>5.7322681159</text:p>
          </table:table-cell>
          <table:table-cell office:value-type="float" office:value="20.5264746377" calcext:value-type="float">
            <text:p>20.5264746377</text:p>
          </table:table-cell>
          <table:table-cell office:value-type="float" office:value="941932.036232" calcext:value-type="float">
            <text:p>941932.036232</text:p>
          </table:table-cell>
          <table:table-cell office:value-type="float" office:value="36530701.7464" calcext:value-type="float">
            <text:p>36530701.7464</text:p>
          </table:table-cell>
          <table:table-cell office:value-type="float" office:value="12610674.3007" calcext:value-type="float">
            <text:p>12610674.3007</text:p>
          </table:table-cell>
          <table:table-cell office:value-type="float" office:value="2409319.71377" calcext:value-type="float">
            <text:p>2409319.71377</text:p>
          </table:table-cell>
          <table:table-cell office:value-type="float" office:value="1153.75976812" calcext:value-type="float">
            <text:p>1153.75976812</text:p>
          </table:table-cell>
          <table:table-cell office:value-type="float" office:value="250.860724638" calcext:value-type="float">
            <text:p>250.860724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8:52:45.613950853</dc:date>
    <meta:editing-duration>PT7M12S</meta:editing-duration>
    <meta:editing-cycles>1</meta:editing-cycles>
    <meta:document-statistic meta:table-count="1" meta:cell-count="132" meta:object-count="5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05cm" svg:y="3.967cm" style:legend-expansion="high" chart:style-name="ch2"/>
        <chart:plot-area chart:style-name="ch3" table:cell-range-address="dstat_memcached.A1:dstat_memcached.C12" chart:data-source-has-labels="both" svg:x="0.32cm" svg:y="0.18cm" svg:width="9.965cm" svg:height="8.64cm">
          <chartooo:coordinate-region svg:x="0.969cm" svg:y="0.372cm" svg:width="9.115cm" svg:height="7.816cm"/>
          <chart:axis chart:dimension="x" chart:name="primary-x" chart:style-name="ch4" chartooo:axis-type="auto">
            <chartooo:date-scale/>
            <chart:categories table:cell-range-address="dstat_memcached.A2:dstat_memcached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stat_memcached.B2:dstat_memcached.B12" chart:label-cell-address="dstat_memcached.B1:dstat_memcached.B1" chart:class="chart:line">
            <chart:data-point chart:repeated="11"/>
          </chart:series>
          <chart:series chart:style-name="ch8" chart:values-cell-range-address="dstat_memcached.C2:dstat_memcached.C12" chart:label-cell-address="dstat_memcached.C1:dstat_memcached.C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CPU - READ-ONLY</text:p>
                <draw:g>
                  <svg:desc>dstat_memcached.B1:dstat_memcached.B1</svg:desc>
                </draw:g>
              </table:table-cell>
              <table:table-cell office:value-type="string">
                <text:p>User CPU - WRITE-ONLY</text:p>
                <draw:g>
                  <svg:desc>dstat_memcached.C1:dstat_memcached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2</svg:desc>
                </draw:g>
              </table:table-cell>
              <table:table-cell office:value-type="float" office:value="2.39571014493">
                <text:p>2.39571014493</text:p>
                <draw:g>
                  <svg:desc>dstat_memcached.B2:dstat_memcached.B12</svg:desc>
                </draw:g>
              </table:table-cell>
              <table:table-cell office:value-type="float" office:value="3.57778985507">
                <text:p>3.57778985507</text:p>
                <draw:g>
                  <svg:desc>dstat_memcached.C2:dstat_memcached.C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44880797101">
                <text:p>2.44880797101</text:p>
              </table:table-cell>
              <table:table-cell office:value-type="float" office:value="6.43005434783">
                <text:p>6.430054347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0089492754">
                <text:p>2.30089492754</text:p>
              </table:table-cell>
              <table:table-cell office:value-type="float" office:value="10.2637137681">
                <text:p>10.26371376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27068115942">
                <text:p>2.27068115942</text:p>
              </table:table-cell>
              <table:table-cell office:value-type="float" office:value="13.4331413043">
                <text:p>13.43314130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28474275362">
                <text:p>2.28474275362</text:p>
              </table:table-cell>
              <table:table-cell office:value-type="float" office:value="15.0177427536">
                <text:p>15.01774275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34895652174">
                <text:p>2.34895652174</text:p>
              </table:table-cell>
              <table:table-cell office:value-type="float" office:value="15.5139782609">
                <text:p>15.51397826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26177536232">
                <text:p>2.26177536232</text:p>
              </table:table-cell>
              <table:table-cell office:value-type="float" office:value="15.688384058">
                <text:p>15.6883840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31807246377">
                <text:p>2.31807246377</text:p>
              </table:table-cell>
              <table:table-cell office:value-type="float" office:value="15.7390326087">
                <text:p>15.739032608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.46576895307">
                <text:p>2.46576895307</text:p>
              </table:table-cell>
              <table:table-cell office:value-type="float" office:value="15.3793913043">
                <text:p>15.37939130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.43191666667">
                <text:p>2.43191666667</text:p>
              </table:table-cell>
              <table:table-cell office:value-type="float" office:value="14.8801563636">
                <text:p>14.88015636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53935869565">
                <text:p>2.53935869565</text:p>
              </table:table-cell>
              <table:table-cell office:value-type="float" office:value="14.7036884058">
                <text:p>14.7036884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7cm" svg:y="3.967cm" style:legend-expansion="high" chart:style-name="ch2"/>
        <chart:plot-area chart:style-name="ch3" table:cell-range-address="dstat_memcached.A1:dstat_memcached.A12 dstat_memcached.D1:dstat_memcached.E12" chart:data-source-has-labels="both" svg:x="0.32cm" svg:y="0.18cm" svg:width="9.517cm" svg:height="8.64cm">
          <chartooo:coordinate-region svg:x="0.969cm" svg:y="0.372cm" svg:width="8.667cm" svg:height="7.816cm"/>
          <chart:axis chart:dimension="x" chart:name="primary-x" chart:style-name="ch4" chartooo:axis-type="auto">
            <chartooo:date-scale/>
            <chart:categories table:cell-range-address="dstat_memcached.A2:dstat_memcached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cached.D2:dstat_memcached.D12" chart:label-cell-address="dstat_memcached.D1:dstat_memcached.D1" chart:class="chart:line">
            <chart:data-point chart:repeated="11"/>
          </chart:series>
          <chart:series chart:style-name="ch7" chart:values-cell-range-address="dstat_memcached.E2:dstat_memcached.E12" chart:label-cell-address="dstat_memcached.E1:dstat_memcached.E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 CPU - READ-ONLY</text:p>
                <draw:g>
                  <svg:desc>dstat_memcached.D1:dstat_memcached.D1</svg:desc>
                </draw:g>
              </table:table-cell>
              <table:table-cell office:value-type="string">
                <text:p>System CPU - WRITE-ONLY</text:p>
                <draw:g>
                  <svg:desc>dstat_memcached.E1:dstat_memcached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2</svg:desc>
                </draw:g>
              </table:table-cell>
              <table:table-cell office:value-type="float" office:value="5.09575724638">
                <text:p>5.09575724638</text:p>
                <draw:g>
                  <svg:desc>dstat_memcached.D2:dstat_memcached.D12</svg:desc>
                </draw:g>
              </table:table-cell>
              <table:table-cell office:value-type="float" office:value="5.05508333333">
                <text:p>5.05508333333</text:p>
                <draw:g>
                  <svg:desc>dstat_memcached.E2:dstat_memcached.E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79615942029">
                <text:p>5.79615942029</text:p>
              </table:table-cell>
              <table:table-cell office:value-type="float" office:value="9.43615942029">
                <text:p>9.436159420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4977173913">
                <text:p>5.4977173913</text:p>
              </table:table-cell>
              <table:table-cell office:value-type="float" office:value="13.8725688406">
                <text:p>13.87256884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41656521739">
                <text:p>5.41656521739</text:p>
              </table:table-cell>
              <table:table-cell office:value-type="float" office:value="17.9275181159">
                <text:p>17.92751811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37510507246">
                <text:p>5.37510507246</text:p>
              </table:table-cell>
              <table:table-cell office:value-type="float" office:value="19.9437862319">
                <text:p>19.94378623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4527826087">
                <text:p>5.4527826087</text:p>
              </table:table-cell>
              <table:table-cell office:value-type="float" office:value="20.8013007246">
                <text:p>20.801300724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4165">
                <text:p>5.4165</text:p>
              </table:table-cell>
              <table:table-cell office:value-type="float" office:value="21.3157355072">
                <text:p>21.31573550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47828985507">
                <text:p>5.47828985507</text:p>
              </table:table-cell>
              <table:table-cell office:value-type="float" office:value="21.4058695652">
                <text:p>21.40586956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.63648375451">
                <text:p>5.63648375451</text:p>
              </table:table-cell>
              <table:table-cell office:value-type="float" office:value="21.3865217391">
                <text:p>21.386521739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.63938405797">
                <text:p>5.63938405797</text:p>
              </table:table-cell>
              <table:table-cell office:value-type="float" office:value="21.4518618182">
                <text:p>21.45186181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.73226811594">
                <text:p>5.73226811594</text:p>
              </table:table-cell>
              <table:table-cell office:value-type="float" office:value="20.5264746377">
                <text:p>20.5264746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024cm" svg:y="3.967cm" style:legend-expansion="high" chart:style-name="ch2"/>
        <chart:plot-area chart:style-name="ch3" table:cell-range-address="dstat_memcached.A1:dstat_memcached.A12 dstat_memcached.F1:dstat_memcached.G12" chart:data-source-has-labels="both" svg:x="0.32cm" svg:y="0.18cm" svg:width="9.384cm" svg:height="8.64cm">
          <chartooo:coordinate-region svg:x="2.165cm" svg:y="0.372cm" svg:width="7.338cm" svg:height="7.816cm"/>
          <chart:axis chart:dimension="x" chart:name="primary-x" chart:style-name="ch4" chartooo:axis-type="auto">
            <chartooo:date-scale/>
            <chart:categories table:cell-range-address="dstat_memcached.A2:dstat_memcached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cached.F2:dstat_memcached.F12" chart:label-cell-address="dstat_memcached.F1:dstat_memcached.F1" chart:class="chart:line">
            <chart:data-point chart:repeated="11"/>
          </chart:series>
          <chart:series chart:style-name="ch7" chart:values-cell-range-address="dstat_memcached.G2:dstat_memcached.G12" chart:label-cell-address="dstat_memcached.G1:dstat_memcached.G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-Received - READ-ONLY</text:p>
                <draw:g>
                  <svg:desc>dstat_memcached.F1:dstat_memcached.F1</svg:desc>
                </draw:g>
              </table:table-cell>
              <table:table-cell office:value-type="string">
                <text:p>Net-Received - WRITE-ONLY</text:p>
                <draw:g>
                  <svg:desc>dstat_memcached.G1:dstat_memcached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2</svg:desc>
                </draw:g>
              </table:table-cell>
              <table:table-cell office:value-type="float" office:value="440403.717391">
                <text:p>440403.717391</text:p>
                <draw:g>
                  <svg:desc>dstat_memcached.F2:dstat_memcached.F12</svg:desc>
                </draw:g>
              </table:table-cell>
              <table:table-cell office:value-type="float" office:value="6036643.13768">
                <text:p>6036643.13768</text:p>
                <draw:g>
                  <svg:desc>dstat_memcached.G2:dstat_memcached.G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3590.195652">
                <text:p>913590.195652</text:p>
              </table:table-cell>
              <table:table-cell office:value-type="float" office:value="19961488.4819">
                <text:p>19961488.48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14339.362319">
                <text:p>914339.362319</text:p>
              </table:table-cell>
              <table:table-cell office:value-type="float" office:value="21528723.7174">
                <text:p>21528723.71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14277.655797">
                <text:p>914277.655797</text:p>
              </table:table-cell>
              <table:table-cell office:value-type="float" office:value="25925266.9384">
                <text:p>25925266.93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14091.655797">
                <text:p>914091.655797</text:p>
              </table:table-cell>
              <table:table-cell office:value-type="float" office:value="29628958.1594">
                <text:p>29628958.159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15347.931159">
                <text:p>915347.931159</text:p>
              </table:table-cell>
              <table:table-cell office:value-type="float" office:value="31383403.0399">
                <text:p>31383403.03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14776.478261">
                <text:p>914776.478261</text:p>
              </table:table-cell>
              <table:table-cell office:value-type="float" office:value="33539523.6884">
                <text:p>33539523.68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06645.416667">
                <text:p>906645.416667</text:p>
              </table:table-cell>
              <table:table-cell office:value-type="float" office:value="33733662.8007">
                <text:p>33733662.80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14270.108303">
                <text:p>914270.108303</text:p>
              </table:table-cell>
              <table:table-cell office:value-type="float" office:value="36351821.7572">
                <text:p>36351821.75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24037.514493">
                <text:p>924037.514493</text:p>
              </table:table-cell>
              <table:table-cell office:value-type="float" office:value="37426656.4764">
                <text:p>37426656.47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41932.036232">
                <text:p>941932.036232</text:p>
              </table:table-cell>
              <table:table-cell office:value-type="float" office:value="36530701.7464">
                <text:p>36530701.74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88cm" svg:y="3.967cm" style:legend-expansion="high" chart:style-name="ch2"/>
        <chart:plot-area chart:style-name="ch3" table:cell-range-address="dstat_memcached.A1:dstat_memcached.A12 dstat_memcached.H1:dstat_memcached.I12" chart:data-source-has-labels="both" svg:x="0.32cm" svg:y="0.18cm" svg:width="10.148cm" svg:height="8.64cm">
          <chartooo:coordinate-region svg:x="1.966cm" svg:y="0.372cm" svg:width="8.102cm" svg:height="7.816cm"/>
          <chart:axis chart:dimension="x" chart:name="primary-x" chart:style-name="ch4" chartooo:axis-type="auto">
            <chartooo:date-scale/>
            <chart:categories table:cell-range-address="dstat_memcached.A2:dstat_memcached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cached.H2:dstat_memcached.H12" chart:label-cell-address="dstat_memcached.H1:dstat_memcached.H1" chart:class="chart:line">
            <chart:data-point chart:repeated="11"/>
          </chart:series>
          <chart:series chart:style-name="ch7" chart:values-cell-range-address="dstat_memcached.I2:dstat_memcached.I12" chart:label-cell-address="dstat_memcached.I1:dstat_memcached.I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-Sent - READ-ONLY</text:p>
                <draw:g>
                  <svg:desc>dstat_memcached.H1:dstat_memcached.H1</svg:desc>
                </draw:g>
              </table:table-cell>
              <table:table-cell office:value-type="string">
                <text:p>Net-Sent - WRITE-ONLY</text:p>
                <draw:g>
                  <svg:desc>dstat_memcached.I1:dstat_memcached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2</svg:desc>
                </draw:g>
              </table:table-cell>
              <table:table-cell office:value-type="float" office:value="5898712.70652">
                <text:p>5898712.70652</text:p>
                <draw:g>
                  <svg:desc>dstat_memcached.H2:dstat_memcached.H12</svg:desc>
                </draw:g>
              </table:table-cell>
              <table:table-cell office:value-type="float" office:value="398353.811594">
                <text:p>398353.811594</text:p>
                <draw:g>
                  <svg:desc>dstat_memcached.I2:dstat_memcached.I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237039.1703">
                <text:p>12237039.1703</text:p>
              </table:table-cell>
              <table:table-cell office:value-type="float" office:value="1316446.16304">
                <text:p>1316446.163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245920.8696">
                <text:p>12245920.8696</text:p>
              </table:table-cell>
              <table:table-cell office:value-type="float" office:value="1419790.99275">
                <text:p>1419790.992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243957.971">
                <text:p>12243957.971</text:p>
              </table:table-cell>
              <table:table-cell office:value-type="float" office:value="1709721.14493">
                <text:p>1709721.144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241349.7101">
                <text:p>12241349.7101</text:p>
              </table:table-cell>
              <table:table-cell office:value-type="float" office:value="1953966.83333">
                <text:p>1953966.83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256678.413">
                <text:p>12256678.413</text:p>
              </table:table-cell>
              <table:table-cell office:value-type="float" office:value="2069603.82971">
                <text:p>2069603.829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248613.6486">
                <text:p>12248613.6486</text:p>
              </table:table-cell>
              <table:table-cell office:value-type="float" office:value="2211822.87319">
                <text:p>2211822.873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132409.9928">
                <text:p>12132409.9928</text:p>
              </table:table-cell>
              <table:table-cell office:value-type="float" office:value="2224670.55435">
                <text:p>2224670.5543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239148.3574">
                <text:p>12239148.3574</text:p>
              </table:table-cell>
              <table:table-cell office:value-type="float" office:value="2397271.13406">
                <text:p>2397271.1340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373565.5036">
                <text:p>12373565.5036</text:p>
              </table:table-cell>
              <table:table-cell office:value-type="float" office:value="2468135.94182">
                <text:p>2468135.941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610674.3007">
                <text:p>12610674.3007</text:p>
              </table:table-cell>
              <table:table-cell office:value-type="float" office:value="2409319.71377">
                <text:p>2409319.713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4cm" svg:y="3.585cm" style:legend-expansion="high" chart:style-name="ch2"/>
        <chart:plot-area chart:style-name="ch3" table:cell-range-address="dstat_memcached.A1:dstat_memcached.A12 dstat_memcached.J1:dstat_memcached.K12" chart:data-source-has-labels="both" svg:x="0.32cm" svg:y="0.18cm" svg:width="9.7cm" svg:height="8.64cm">
          <chartooo:coordinate-region svg:x="1.368cm" svg:y="0.372cm" svg:width="8.452cm" svg:height="7.816cm"/>
          <chart:axis chart:dimension="x" chart:name="primary-x" chart:style-name="ch4" chartooo:axis-type="auto">
            <chartooo:date-scale/>
            <chart:categories table:cell-range-address="dstat_memcached.A2:dstat_memcached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cached.J2:dstat_memcached.J12" chart:label-cell-address="dstat_memcached.J1:dstat_memcached.J1" chart:class="chart:line">
            <chart:data-point chart:repeated="11"/>
          </chart:series>
          <chart:series chart:style-name="ch7" chart:values-cell-range-address="dstat_memcached.K2:dstat_memcached.K12" chart:label-cell-address="dstat_memcached.K1:dstat_memcached.K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xt Switches - READ-ONLY</text:p>
                <draw:g>
                  <svg:desc>dstat_memcached.J1:dstat_memcached.J1</svg:desc>
                </draw:g>
              </table:table-cell>
              <table:table-cell office:value-type="string">
                <text:p>Context Switches - WRITE-ONLY</text:p>
                <draw:g>
                  <svg:desc>dstat_memcached.K1:dstat_memcached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2</svg:desc>
                </draw:g>
              </table:table-cell>
              <table:table-cell office:value-type="float" office:value="5314.59632971">
                <text:p>5314.59632971</text:p>
                <draw:g>
                  <svg:desc>dstat_memcached.J2:dstat_memcached.J12</svg:desc>
                </draw:g>
              </table:table-cell>
              <table:table-cell office:value-type="float" office:value="5366.07980435">
                <text:p>5366.07980435</text:p>
                <draw:g>
                  <svg:desc>dstat_memcached.K2:dstat_memcached.K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18.20687681">
                <text:p>2518.20687681</text:p>
              </table:table-cell>
              <table:table-cell office:value-type="float" office:value="4099.22655797">
                <text:p>4099.226557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66.64795652">
                <text:p>1766.64795652</text:p>
              </table:table-cell>
              <table:table-cell office:value-type="float" office:value="2899.08514493">
                <text:p>2899.085144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64.33664855">
                <text:p>1364.33664855</text:p>
              </table:table-cell>
              <table:table-cell office:value-type="float" office:value="2064.64333696">
                <text:p>2064.643336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08.65000725">
                <text:p>1208.65000725</text:p>
              </table:table-cell>
              <table:table-cell office:value-type="float" office:value="1746.39008696">
                <text:p>1746.390086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03.64501812">
                <text:p>1203.64501812</text:p>
              </table:table-cell>
              <table:table-cell office:value-type="float" office:value="1557.24555797">
                <text:p>1557.245557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99.43580072">
                <text:p>1299.43580072</text:p>
              </table:table-cell>
              <table:table-cell office:value-type="float" office:value="1324.24511232">
                <text:p>1324.245112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18.89823188">
                <text:p>1218.89823188</text:p>
              </table:table-cell>
              <table:table-cell office:value-type="float" office:value="1119.67705435">
                <text:p>1119.6770543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77.30574007">
                <text:p>1177.30574007</text:p>
              </table:table-cell>
              <table:table-cell office:value-type="float" office:value="573.806257246">
                <text:p>573.8062572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62.47871014">
                <text:p>1162.47871014</text:p>
              </table:table-cell>
              <table:table-cell office:value-type="float" office:value="341.530545455">
                <text:p>341.5305454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53.75976812">
                <text:p>1153.75976812</text:p>
              </table:table-cell>
              <table:table-cell office:value-type="float" office:value="250.860724638">
                <text:p>250.860724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